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zardPage.on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zardPage.updatePanel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izardPage.onB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izardPage.Wizard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WizardPage.on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